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paragraph-rsid="00081919"/>
    </style:style>
    <style:style style:name="P2" style:family="paragraph" style:parent-style-name="Text_20_body">
      <style:text-properties officeooo:paragraph-rsid="00081919"/>
    </style:style>
    <style:style style:name="P3" style:family="paragraph" style:parent-style-name="Text_20_body">
      <style:text-properties officeooo:paragraph-rsid="0008c0f7"/>
    </style:style>
    <style:style style:name="P4" style:family="paragraph" style:parent-style-name="Heading_20_2">
      <style:text-properties officeooo:paragraph-rsid="00081919"/>
    </style:style>
    <style:style style:name="P5" style:family="paragraph" style:parent-style-name="Standard">
      <style:text-properties style:font-name="Sawasdee"/>
    </style:style>
    <style:style style:name="P6" style:family="paragraph" style:parent-style-name="Text_20_body">
      <style:text-properties officeooo:paragraph-rsid="000d774c"/>
    </style:style>
    <style:style style:name="P7" style:family="paragraph" style:parent-style-name="Text_20_body">
      <style:text-properties officeooo:paragraph-rsid="00081919"/>
    </style:style>
    <style:style style:name="P8" style:family="paragraph" style:parent-style-name="Text_20_body">
      <style:text-properties style:font-name="Sawasdee"/>
    </style:style>
    <style:style style:name="P9" style:family="paragraph" style:parent-style-name="Text_20_body">
      <style:text-properties style:font-name="Sawasdee" officeooo:paragraph-rsid="00085d79"/>
    </style:style>
    <style:style style:name="P10" style:family="paragraph" style:parent-style-name="Text_20_body">
      <style:text-properties style:font-name="Sawasdee" officeooo:paragraph-rsid="0009c3ca"/>
    </style:style>
    <style:style style:name="P11" style:family="paragraph" style:parent-style-name="Heading_20_4">
      <style:text-properties style:font-name="Sawasdee"/>
    </style:style>
    <style:style style:name="P12" style:family="paragraph" style:parent-style-name="Heading_20_3">
      <style:text-properties style:font-name="Sawasdee" officeooo:paragraph-rsid="00081919"/>
    </style:style>
    <style:style style:name="T1" style:family="text">
      <style:text-properties fo:font-size="14pt"/>
    </style:style>
    <style:style style:name="T2" style:family="text">
      <style:text-properties fo:font-size="14pt" officeooo:rsid="00081919"/>
    </style:style>
    <style:style style:name="T3" style:family="text">
      <style:text-properties fo:font-size="14pt" officeooo:rsid="00085d79"/>
    </style:style>
    <style:style style:name="T4" style:family="text">
      <style:text-properties fo:font-size="10pt"/>
    </style:style>
    <style:style style:name="T5" style:family="text">
      <style:text-properties fo:language="de" fo:country="DE"/>
    </style:style>
    <style:style style:name="T6" style:family="text">
      <style:text-properties fo:language="de" fo:country="DE" officeooo:rsid="000d774c"/>
    </style:style>
    <style:style style:name="T7" style:family="text">
      <style:text-properties officeooo:rsid="0009c3ca"/>
    </style:style>
    <style:style style:name="T8" style:family="text">
      <style:text-properties officeooo:rsid="000d774c"/>
    </style:style>
    <style:style style:name="T9" style:family="text">
      <style:text-properties style:font-name="Sawasdee"/>
    </style:style>
    <style:style style:name="T10" style:family="text">
      <style:text-properties style:font-name="Sawasdee" fo:font-size="14pt"/>
    </style:style>
    <style:style style:name="T11" style:family="text">
      <style:text-properties style:font-name="Sawasdee" fo:font-size="14pt" officeooo:rsid="00081919"/>
    </style:style>
    <style:style style:name="T12" style:family="text">
      <style:text-properties style:font-name="Sawasdee" fo:font-size="14pt" officeooo:rsid="00085d79"/>
    </style:style>
    <style:style style:name="T13" style:family="text">
      <style:text-properties style:font-name="Sawasdee" fo:font-size="14pt" officeooo:rsid="000fddc1"/>
    </style:style>
    <style:style style:name="T14" style:family="text">
      <style:text-properties style:font-name="Sawasdee" officeooo:rsid="0009c3ca"/>
    </style:style>
    <style:style style:name="T15" style:family="text">
      <style:text-properties style:font-name="Sawasdee" officeooo:rsid="000d774c"/>
    </style:style>
    <style:style style:name="T16" style:family="text">
      <style:text-properties style:font-name="Sawasdee" fo:language="de" fo:country="DE"/>
    </style:style>
    <style:style style:name="T17" style:family="text">
      <style:text-properties style:font-name="Sawasdee" fo:language="de" fo:country="DE" officeooo:rsid="000d774c"/>
    </style:style>
    <style:style style:name="T18" style:family="text">
      <style:text-properties style:font-name="Sawasdee" fo:font-size="10pt"/>
    </style:style>
    <style:style style:name="T19" style:family="text">
      <style:text-properties style:font-name="Sawasdee" officeooo:rsid="00081919"/>
    </style:style>
    <style:style style:name="T20" style:family="text">
      <style:text-properties style:font-name="Sawasdee" fo:font-size="16pt" style:font-size-asian="16pt" style:font-size-complex="16pt"/>
    </style:style>
    <style:style style:name="T21" style:family="text">
      <style:text-properties style:font-name="Sawasdee" fo:font-size="16pt" officeooo:rsid="00081919" style:font-size-asian="16pt" style:font-size-complex="16pt"/>
    </style:style>
    <style:style style:name="T22" style:family="text">
      <style:text-properties style:font-name="Sawasdee" fo:font-size="16pt" officeooo:rsid="000fddc1" style:font-size-asian="16pt" style:font-size-complex="16pt"/>
    </style:style>
    <style:style style:name="T23" style:family="text">
      <style:text-properties style:font-name="Sawasdee" officeooo:rsid="000fdd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0">Datenschutzerklärung </text:span></text:span><text:span text:style-name="Strong_20_Emphasis"><text:span text:style-name="T21">Zusammenfassung</text:span></text:span></text:p>
      <text:h text:style-name="P4" text:outline-level="2"><text:span text:style-name="Strong_20_Emphasis"><text:span text:style-name="T11">Persönliche Daten werden zum folgenden Zweck erhoben und verwendet:</text:span></text:span></text:h>
      <text:h text:style-name="P1" text:outline-level="3"><text:span text:style-name="Strong_20_Emphasis"><text:span text:style-name="T11">Werbung:</text:span></text:span></text:h>
      <text:h text:style-name="P12" text:outline-level="3">AdMob</text:h>
      <text:p text:style-name="P9"><text:span text:style-name="T8">Erhobene persönliche Daten: Cookies, Nutzungsdaten, </text:span><text:span text:style-name="T5">eindeutige Gerätekennungen für Werbezwecke</text:span></text:p>
      <text:p text:style-name="P9"><text:span text:style-name="T5"/></text:p>
      <text:p text:style-name="P2"><text:span text:style-name="Strong_20_Emphasis"><text:span text:style-name="T12">Weiterhin werden keine personenbezogenen Daten gespeichert oder weiterverarbeitet.</text:span></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Title"><text:span text:style-name="Strong_20_Emphasis"><text:span text:style-name="T22">Gesamte </text:span></text:span><text:span text:style-name="Strong_20_Emphasis"><text:span text:style-name="T20">Datenschutzerklärung</text:span></text:span></text:p>
      <text:p text:style-name="Text_20_body"><text:span text:style-name="Strong_20_Emphasis"><text:span text:style-name="T9">Allgemeiner Hinweis und Pflichtinformationen</text:span></text:span></text:p>
      <text:p text:style-name="Text_20_body"><text:span text:style-name="Strong_20_Emphasis"><text:span text:style-name="T9">Benennung der verantwortlichen Stelle</text:span></text:span></text:p>
      <text:p text:style-name="P8">Die verantwortliche Stelle für die Datenverarbeitung ist:</text:p>
      <text:p text:style-name="P8"><text:bookmark text:name="s3-t-firma"/>Triptraxxapps<text:line-break/><text:bookmark text:name="s3-t-ansprechpartner"/>Sabine Wegert<text:line-break/><text:bookmark text:name="s3-t-strasse"/>Grubenstr. 40<text:line-break/><text:bookmark text:name="s3-t-plz"/>97816 <text:bookmark text:name="s3-t-ort"/>Lohr</text:p>
      <text:p text:style-name="P8">Die verantwortliche Stelle entscheidet allein oder gemeinsam mit anderen über die Zwecke und Mittel der Verarbeitung von personenbezogenen Daten (z.B. Namen, Kontaktdaten o. Ä.).</text:p>
      <text:p text:style-name="Text_20_body"><text:span text:style-name="Strong_20_Emphasis"><text:span text:style-name="T9">Widerruf Ihrer Einwilligung zur Datenverarbeitung</text:span></text:span></text:p>
      <text:p text:style-name="P8">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Text_20_body"><text:span text:style-name="Strong_20_Emphasis"><text:span text:style-name="T9">Recht auf Beschwerde bei der zuständigen Aufsichtsbehörde</text:span></text:span></text:p>
      <text:p text:style-name="Text_20_body"><text:span text:style-name="T9">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Der folgende Link </text:span><text:soft-page-break/><text:span text:style-name="T9">stellt eine Liste der Datenschutzbeauftragten sowie deren Kontaktdaten bereit: </text:span><text:a xlink:type="simple" xlink:href="https://www.bfdi.bund.de/DE/Infothek/Anschriften_Links/anschriften_links-node.html" office:target-frame-name="_blank" xlink:show="new" text:style-name="Internet_20_link" text:visited-style-name="Visited_20_Internet_20_Link"><text:span text:style-name="T9">https://www.bfdi.bund.de/DE/Infothek/Anschriften_Links/anschriften_links-node.html</text:span></text:a><text:span text:style-name="T9">.</text:span></text:p>
      <text:p text:style-name="Text_20_body"><text:span text:style-name="Strong_20_Emphasis"><text:span text:style-name="T9">Recht auf Datenübertragbarkeit</text:span></text:span></text:p>
      <text:p text:style-name="P8">Ihnen steht das Recht zu, Daten, die wir auf Grundlage Ihrer Einwilligung oder in Erfüllung eines Vertrags automatisiert verarbeiten, an sich oder an Dritte aushändigen zu lassen. Die Bereitstellung erfolgt in einem maschinenlesbaren Format. Sofern Sie die direkte Übertragung der Daten an einen anderen Verantwortlichen verlangen, erfolgt dies nur, soweit es technisch machbar ist.</text:p>
      <text:p text:style-name="Text_20_body"><text:span text:style-name="Strong_20_Emphasis"><text:span text:style-name="T9">Recht auf Auskunft, Berichtigung, Sperrung, Löschung</text:span></text:span></text:p>
      <text:p text:style-name="P8">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p>
      <text:p text:style-name="Text_20_body"><text:span text:style-name="Strong_20_Emphasis"><text:span text:style-name="T9"/></text:span></text:p>
      <text:h text:style-name="P11" text:outline-level="4">AdMob (AdMob Google Inc.)</text:h>
      <text:p text:style-name="P10">AdMob ist ein Werbedienst von AdMob Google Inc.</text:p>
      <text:p text:style-name="P6"><text:span text:style-name="T14">Informationen darüber, wie Google Ihre Daten verarbeitet erhalten sie </text:span><text:a xlink:type="simple" xlink:href="https://www.google.com/policies/privacy/partners/" text:style-name="Internet_20_link" text:visited-style-name="Visited_20_Internet_20_Link"><text:span text:style-name="T14">hier</text:span></text:a><text:span text:style-name="T14">.</text:span><text:span text:style-name="T9"><text:line-break/></text:span><text:span text:style-name="T15">Erhobene persönliche Daten: Cookies, Nutzungsdaten, </text:span><text:span text:style-name="T16">eindeutige Gerätekennungen für Werbezwecke.</text:span></text:p>
      <text:p text:style-name="P6"><text:span text:style-name="T17">Ort der Datenverarbeitung: US - </text:span><text:a xlink:type="simple" xlink:href="https://www.google.com/policies/technologies/ads/" text:style-name="Internet_20_link" text:visited-style-name="Visited_20_Internet_20_Link">Datenschutzerklärung</text:a></text:p>
      <text:p text:style-name="P8"><text:span text:style-name="T4"/></text:p>
      <text:p text:style-name="Text_20_body"><text:span text:style-name="T18">Quelle: Datenschutz-Konfigurator von </text:span><text:a xlink:type="simple" xlink:href="http://www.mein-datenschutzbeauftragter.de/" office:target-frame-name="_blank" xlink:show="new" text:style-name="Internet_20_link" text:visited-style-name="Visited_20_Internet_20_Link"><text:span text:style-name="T18">mein-datenschutzbeauftragter.de</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21:03:48.481658125</meta:creation-date>
    <dc:date>2019-11-03T20:56:44.517791866</dc:date>
    <meta:editing-duration>PT44M49S</meta:editing-duration>
    <meta:editing-cycles>5</meta:editing-cycles>
    <meta:generator>LibreOffice/6.0.7.3$Linux_X86_64 LibreOffice_project/00m0$Build-3</meta:generator>
    <meta:document-statistic meta:table-count="0" meta:image-count="0" meta:object-count="0" meta:page-count="2" meta:paragraph-count="25" meta:word-count="345" meta:character-count="2913" meta:non-whitespace-character-count="2593"/>
  </office:meta>
</office:document-meta>
</file>